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646e4d" officeooo:paragraph-rsid="00646e4d"/>
    </style:style>
    <style:style style:name="P2" style:family="paragraph" style:parent-style-name="Standard">
      <style:text-properties officeooo:rsid="006516de" officeooo:paragraph-rsid="006516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Przepisywanie danych z wykładu do bazy danych</text:p>
      <text:p text:style-name="P2">-Istnieje cos takiego jak3 body problem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6.2$Linux_X86_64 LibreOffice_project/50$Build-2</meta:generator>
    <dc:date>2023-10-26T12:06:17.802750140</dc:date>
    <meta:editing-duration>P1DT6H51M51S</meta:editing-duration>
    <meta:editing-cycles>61</meta:editing-cycles>
    <meta:document-statistic meta:table-count="0" meta:image-count="0" meta:object-count="0" meta:page-count="1" meta:paragraph-count="2" meta:word-count="13" meta:character-count="85" meta:non-whitespace-character-count="74"/>
  </office:meta>
</office:document-meta>
</file>